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officeooo:paragraph-rsid="0006f562"/>
    </style:style>
    <style:style style:name="P2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officeooo:paragraph-rsid="000aac8a"/>
    </style:style>
    <style:style style:name="P3" style:family="paragraph" style:parent-style-name="Standard">
      <style:paragraph-properties fo:margin-top="0.201cm" fo:margin-bottom="0.201cm" loext:contextual-spacing="false" fo:line-height="150%" fo:text-align="justify" style:justify-single-word="false"/>
      <style:text-properties officeooo:paragraph-rsid="000aac8a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6pt" fo:font-weight="bold" officeooo:rsid="0006f562" officeooo:paragraph-rsid="0006f562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2pt" fo:font-weight="bold" officeooo:rsid="0006f562" officeooo:paragraph-rsid="0006f562" style:font-size-asian="10.5pt" style:font-weight-asian="bold" style:font-size-complex="12pt" style:font-weight-complex="bold"/>
    </style:style>
    <style:style style:name="T1" style:family="text">
      <style:text-properties fo:font-size="12pt" fo:font-weight="normal" officeooo:rsid="0006f562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7649a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aac8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baa9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9358c" style:font-size-asian="10.5pt" style:font-weight-asian="normal" style:font-size-complex="12pt" style:font-weight-complex="normal"/>
    </style:style>
    <style:style style:name="T6" style:family="text">
      <style:text-properties fo:font-size="12pt" fo:font-style="italic" fo:font-weight="normal" officeooo:rsid="000aac8a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officeooo:rsid="0009358c"/>
    </style:style>
    <style:style style:name="T8" style:family="text">
      <style:text-properties officeooo:rsid="000aac8a"/>
    </style:style>
    <style:style style:name="T9" style:family="text">
      <style:text-properties officeooo:rsid="000baa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flexões sobre as companhas de marketing do Pão de Açúcar.</text:p>
      <text:p text:style-name="P5">Dennis van den Berg</text:p>
      <text:p text:style-name="P1"><text:span text:style-name="T1">No início da era industrial as campanhas de marketing eram baseadas em produção de alta escala para poder oferecer produtos a baixo custo e </text:span><text:span text:style-name="T4">n</text:span><text:span text:style-name="T1">a padronização dos mesmos, essa campanhas eram conhecidas como marketing 1.0. Com o passar do tempo houve um aumento na diversidade dos produtos e o marketing precisou começar a se focar na qualidade e diferenciais do</text:span><text:span text:style-name="T4">s seus</text:span><text:span text:style-name="T1"> produto</text:span><text:span text:style-name="T4">s</text:span><text:span text:style-name="T1">, as campanhas praticadas nesse período ficaram conhecidas como marketing 2.0. Ho</text:span><text:span text:style-name="T2">j</text:span><text:span text:style-name="T1">e em dia vivemos </text:span><text:span text:style-name="T4">no</text:span><text:span text:style-name="T1"> per</text:span><text:span text:style-name="T2">í</text:span><text:span text:style-name="T1">odo </text:span><text:span text:style-name="T2">do marketing 3.0, os clientes esperam um contanto muito mais próximo com as empresas </text:span><text:span text:style-name="T4">e</text:span><text:span text:style-name="T2"> os consumidores procuram empresas com as quais se identificam e que possuem os mesmo valores e interesses que elas.</text:span></text:p>
      <text:p text:style-name="P2"><text:span text:style-name="T2">Como exemplo desse marketing 3.0 podemos analisar a rede de supermercados Pão de </text:span><text:span text:style-name="T4">A</text:span><text:span text:style-name="T2">çúcar, que utiliza a o slogan “</text:span><text:span text:style-name="T5">Pão de Açúcar, Lugar de gente feliz.”, com um foco muito maior no sentimento do cliente que em seus produtos. Se analisarmos algumas as últimas campanhas d</text:span><text:span text:style-name="T4">a</text:span><text:span text:style-name="T5"> empresa </text:span><text:span text:style-name="T4">postadas nas redes sociais</text:span><text:span text:style-name="T5"> (instagram, facebook e twitter), também podemos ver que eles procuram muito mais se identificar com diferentes grupos da sociedade, do que promover os seus produtos. Um bom exemplo dessa </text:span><text:span text:style-name="T4">estratégia e a </text:span><text:span text:style-name="T5">aproximação com grupos minoritários </text:span><text:span text:style-name="T4">como na </text:span><text:span text:style-name="T5">campanha “#FelicidadeÉPoderSer”, onde Matheus Lemos Lourenço, conhecido como Megan, fala em nome da rede Pão de Açúcar representando a sociedade LGBT. Outro exemplo é a campanha “#MulheresChurrasqueiras” que representam as mulheres que assumem o comando da churrasqueira e a campanha “#CadaDiaConta” que </text:span><text:span text:style-name="T3">procura se aproximar dos clientes que se preocupam com o meio ambiente. </text:span></text:p>
      <text:p text:style-name="P2"><text:span text:style-name="T3">Fica bem claro que eles procuram muito mais criar um laço com as pessoas, para ter um relacionamento duradouro, do que promover um produto ou outro. <text:s/>É muito interessante o fato de utilizarem muito as </text:span><text:span text:style-name="T6">hashtags</text:span><text:span text:style-name="T3"> nas campanhas, com a intenção que as pessoas também as utilizem e assim possam criar laços ainda mais fortes com este grupo. A linguagem utilizada pela empresa nas redes sociais, de maneira bem informal, com muitas palavras no diminutivo e muitos </text:span><text:span text:style-name="T6">emoticons</text:span><text:span text:style-name="T3">, também é uma tentativa de se tornarem mais próximas, quase que íntimas de seus clientes. <text:s/></text:span></text:p>
      <text:p text:style-name="P2"><text:span text:style-name="T3">Com o passar do tempo o marketing foi evoluindo, saímos de uma era onde </text:span><text:span text:style-name="T4">o objetivo era</text:span><text:span text:style-name="T3"> produzir produtos mais baratos para conquistar o cliente, para uma época onde as empresas </text:span><text:span text:style-name="T4">focam em</text:span><text:span text:style-name="T3"> criar laços com os seus clientes, onde o cliente está disposto a comprar de determinada empresa não poque é a mais barata, mas sim porque se identifica com ela, compartilha dos mesmos valores </text:span><text:span text:style-name="T4">e se sente bem fazendo isso</text:span><text:span text:style-name="T3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09:50:51.709061190</meta:creation-date>
    <dc:date>2022-02-25T15:15:01.745677498</dc:date>
    <meta:editing-duration>PT9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434" meta:character-count="2655" meta:non-whitespace-character-count="2222"/>
  </office:meta>
</office:document-meta>
</file>